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900000041AD13A3D3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843cm" svg:height="17.998cm" svg:x="1.097cm" svg:y="2.143cm">
          <draw:image xlink:href="Pictures/10000000000006900000041AD13A3D3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York</meta:initial-creator>
    <meta:creation-date>2018-09-06T17:50:00.09</meta:creation-date>
    <dc:date>2018-09-06T17:54:23.81</dc:date>
    <dc:creator>David York</dc:creator>
    <meta:editing-duration>PT4M24S</meta:editing-duration>
    <meta:editing-cycles>1</meta:editing-cycles>
    <meta:document-statistic meta:object-count="1"/>
    <meta:generator>OpenOffice/4.1.5$Win32 OpenOffice.org_project/415m1$Build-9789</meta:generator>
  </office:meta>
</office:document-meta>
</file>